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standard">
      <style:graphic-properties svg:stroke-color="#000000" draw:fill="solid"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1" draw:layer="layout" svg:width="10.922cm" svg:height="10.541cm" svg:x="7.866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9.64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6.756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509cm" svg:height="7.239cm" svg:x="5.572cm" svg:y="3.54cm">
          <text:p/>
          <draw:enhanced-geometry svg:viewBox="0 0 21600 21600" draw:glue-points="10800 0 0 10800 10800 21600 21600 10800 ?f40 ?f41" draw:text-areas="0 0 21600 21600" draw:type="rectangular-callout" draw:modifiers="12987.9200940071 28285.8563535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.016cm" svg:height="1.016cm" svg:x="14.08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8.28cm" svg:y="1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5.359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0.27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7.612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7.866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2.184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517cm" svg:height="8.889cm" svg:x="11.16cm" svg:y="13.954cm" svg:viewBox="0 0 2518 8890" svg:d="m0 0c4445 0 1651 8890 1651 8890">
          <text:p/>
        </draw:path>
        <draw:custom-shape draw:style-name="gr5" draw:text-style-name="P1" draw:layer="layout" svg:width="6.604cm" svg:height="1.651cm" svg:x="6.588cm" svg:y="7.985cm">
          <text:p text:style-name="P1">Pastry nod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47cm" svg:height="1.651cm" svg:x="5.953cm" svg:y="4.302cm">
          <text:p text:style-name="P2"><text:span text:style-name="T1">Decentralized Protocol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1.524cm" svg:x="9.636cm" svg:y="6.20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6T19:30:52</meta:creation-date>
    <dc:date>2013-06-06T19:44:53</dc:date>
    <meta:editing-duration>PT12M6S</meta:editing-duration>
    <meta:editing-cycles>10</meta:editing-cycles>
    <meta:generator>LibreOffice/4.0.3.3$Linux_X86_64 LibreOffice_project/400m0$Build-3</meta:generator>
    <meta:document-statistic meta:object-count="15"/>
  </office:meta>
</office:document-meta>
</file>